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737b" officeooo:paragraph-rsid="000f73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 te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09:34:41.289814924</meta:creation-date>
    <dc:date>2024-08-22T09:35:02.539867458</dc:date>
    <meta:editing-duration>PT22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7.3.7.2$Linux_X86_64 LibreOffice_project/30$Build-2</meta:generator>
  </office:meta>
</office:document-meta>
</file>